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8945in"/>
    </style:style>
    <style:style style:name="co10" style:family="table-column">
      <style:table-column-properties fo:break-before="auto" style:column-width="1.8091in"/>
    </style:style>
    <style:style style:name="co11" style:family="table-column">
      <style:table-column-properties fo:break-before="auto" style:column-width="2.3181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7528in"/>
    </style:style>
    <style:style style:name="co14" style:family="table-column">
      <style:table-column-properties fo:break-before="auto" style:column-width="1.441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2.3465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2.3752in"/>
    </style:style>
    <style:style style:name="co19" style:family="table-column">
      <style:table-column-properties fo:break-before="auto" style:column-width="2.0354in"/>
    </style:style>
    <style:style style:name="co20" style:family="table-column">
      <style:table-column-properties fo:break-before="auto" style:column-width="2.0827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4701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3.5154in"/>
    </style:style>
    <style:style style:name="co26" style:family="table-column">
      <style:table-column-properties fo:break-before="auto" style:column-width="1.7626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2.0453in"/>
    </style:style>
    <style:style style:name="co29" style:family="table-column">
      <style:table-column-properties fo:break-before="auto" style:column-width="2.752in"/>
    </style:style>
    <style:style style:name="co30" style:family="table-column">
      <style:table-column-properties fo:break-before="auto" style:column-width="2.4783in"/>
    </style:style>
    <style:style style:name="co31" style:family="table-column">
      <style:table-column-properties fo:break-before="auto" style:column-width="2.0165in"/>
    </style:style>
    <style:style style:name="co32" style:family="table-column">
      <style:table-column-properties fo:break-before="auto" style:column-width="2.45in"/>
    </style:style>
    <style:style style:name="co33" style:family="table-column">
      <style:table-column-properties fo:break-before="auto" style:column-width="1.0173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8102in"/>
    </style:style>
    <style:style style:name="co36" style:family="table-column">
      <style:table-column-properties fo:break-before="auto" style:column-width="1.4134in"/>
    </style:style>
    <style:style style:name="co37" style:family="table-column">
      <style:table-column-properties fo:break-before="auto" style:column-width="1.6209in"/>
    </style:style>
    <style:style style:name="co38" style:family="table-column">
      <style:table-column-properties fo:break-before="auto" style:column-width="1.5646in"/>
    </style:style>
    <style:style style:name="co39" style:family="table-column">
      <style:table-column-properties fo:break-before="auto" style:column-width="1.5075in"/>
    </style:style>
    <style:style style:name="co40" style:family="table-column">
      <style:table-column-properties fo:break-before="auto" style:column-width="1.6681in"/>
    </style:style>
    <style:style style:name="co41" style:family="table-column">
      <style:table-column-properties fo:break-before="auto" style:column-width="1.5264in"/>
    </style:style>
    <style:style style:name="co42" style:family="table-column">
      <style:table-column-properties fo:break-before="auto" style:column-width="2.2618in"/>
    </style:style>
    <style:style style:name="co43" style:family="table-column">
      <style:table-column-properties fo:break-before="auto" style:column-width="1.6866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2.1016in"/>
    </style:style>
    <style:style style:name="co46" style:family="table-column">
      <style:table-column-properties fo:break-before="auto" style:column-width="0.5799in"/>
    </style:style>
    <style:style style:name="co47" style:family="table-column">
      <style:table-column-properties fo:break-before="auto" style:column-width="1.2909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2.1484in"/>
    </style:style>
    <style:style style:name="co50" style:family="table-column">
      <style:table-column-properties fo:break-before="auto" style:column-width="3.0437in"/>
    </style:style>
    <style:style style:name="co51" style:family="table-column">
      <style:table-column-properties fo:break-before="auto" style:column-width="1.7429in"/>
    </style:style>
    <style:style style:name="co52" style:family="table-column">
      <style:table-column-properties fo:break-before="auto" style:column-width="2.328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1.2374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1.1874in"/>
    </style:style>
    <style:style style:name="co58" style:family="table-column">
      <style:table-column-properties fo:break-before="auto" style:column-width="1.5673in"/>
    </style:style>
    <style:style style:name="co59" style:family="table-column">
      <style:table-column-properties fo:break-before="auto" style:column-width="1.6661in"/>
    </style:style>
    <style:style style:name="co60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1.6409in"/>
    </style:style>
    <style:style style:name="co62" style:family="table-column">
      <style:table-column-properties fo:break-before="auto" style:column-width="1.5425in"/>
    </style:style>
    <style:style style:name="co63" style:family="table-column">
      <style:table-column-properties fo:break-before="auto" style:column-width="1.2453in"/>
    </style:style>
    <style:style style:name="co64" style:family="table-column">
      <style:table-column-properties fo:break-before="auto" style:column-width="2.0043in"/>
    </style:style>
    <style:style style:name="co65" style:family="table-column">
      <style:table-column-properties fo:break-before="auto" style:column-width="1.072in"/>
    </style:style>
    <style:style style:name="co66" style:family="table-column">
      <style:table-column-properties fo:break-before="auto" style:column-width="1.4764in"/>
    </style:style>
    <style:style style:name="co67" style:family="table-column">
      <style:table-column-properties fo:break-before="auto" style:column-width="1.5752in"/>
    </style:style>
    <style:style style:name="co68" style:family="table-column">
      <style:table-column-properties fo:break-before="auto" style:column-width="2.7217in"/>
    </style:style>
    <style:style style:name="co69" style:family="table-column">
      <style:table-column-properties fo:break-before="auto" style:column-width="1.1717in"/>
    </style:style>
    <style:style style:name="co70" style:family="table-column">
      <style:table-column-properties fo:break-before="auto" style:column-width="1.3035in"/>
    </style:style>
    <style:style style:name="co71" style:family="table-column">
      <style:table-column-properties fo:break-before="auto" style:column-width="2.0953in"/>
    </style:style>
    <style:style style:name="co72" style:family="table-column">
      <style:table-column-properties fo:break-before="auto" style:column-width="1.7484in"/>
    </style:style>
    <style:style style:name="co73" style:family="table-column">
      <style:table-column-properties fo:break-before="auto" style:column-width="1.798in"/>
    </style:style>
    <style:style style:name="co74" style:family="table-column">
      <style:table-column-properties fo:break-before="auto" style:column-width="1.1134in"/>
    </style:style>
    <style:style style:name="co75" style:family="table-column">
      <style:table-column-properties fo:break-before="auto" style:column-width="1.0228in"/>
    </style:style>
    <style:style style:name="co76" style:family="table-column">
      <style:table-column-properties fo:break-before="auto" style:column-width="1.2209in"/>
    </style:style>
    <style:style style:name="co77" style:family="table-column">
      <style:table-column-properties fo:break-before="auto" style:column-width="1.5339in"/>
    </style:style>
    <style:style style:name="co78" style:family="table-column">
      <style:table-column-properties fo:break-before="auto" style:column-width="1.6992in"/>
    </style:style>
    <style:style style:name="co79" style:family="table-column">
      <style:table-column-properties fo:break-before="auto" style:column-width="3.1665in"/>
    </style:style>
    <style:style style:name="co80" style:family="table-column">
      <style:table-column-properties fo:break-before="auto" style:column-width="1.5016in"/>
    </style:style>
    <style:style style:name="co81" style:family="table-column">
      <style:table-column-properties fo:break-before="auto" style:column-width="1.3602in"/>
    </style:style>
    <style:style style:name="co82" style:family="table-column">
      <style:table-column-properties fo:break-before="auto" style:column-width="1.7728in"/>
    </style:style>
    <style:style style:name="co83" style:family="table-column">
      <style:table-column-properties fo:break-before="auto" style:column-width="2.4161in"/>
    </style:style>
    <style:style style:name="co84" style:family="table-column">
      <style:table-column-properties fo:break-before="auto" style:column-width="1.7402in"/>
    </style:style>
    <style:style style:name="co85" style:family="table-column">
      <style:table-column-properties fo:break-before="auto" style:column-width="1.0398in"/>
    </style:style>
    <style:style style:name="co86" style:family="table-column">
      <style:table-column-properties fo:break-before="auto" style:column-width="0.7756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5854in"/>
    </style:style>
    <style:style style:name="co89" style:family="table-column">
      <style:table-column-properties fo:break-before="auto" style:column-width="1.3693in"/>
    </style:style>
    <style:style style:name="co90" style:family="table-column">
      <style:table-column-properties fo:break-before="auto" style:column-width="1.4681in"/>
    </style:style>
    <style:style style:name="co91" style:family="table-column">
      <style:table-column-properties fo:break-before="auto" style:column-width="1.3193in"/>
    </style:style>
    <style:style style:name="co92" style:family="table-column">
      <style:table-column-properties fo:break-before="auto" style:column-width="1.3854in"/>
    </style:style>
    <style:style style:name="co93" style:family="table-column">
      <style:table-column-properties fo:break-before="auto" style:column-width="1.2783in"/>
    </style:style>
    <style:style style:name="co94" style:family="table-column">
      <style:table-column-properties fo:break-before="auto" style:column-width="1.9709in"/>
    </style:style>
    <style:style style:name="co95" style:family="table-column">
      <style:table-column-properties fo:break-before="auto" style:column-width="1.4846in"/>
    </style:style>
    <style:style style:name="co96" style:family="table-column">
      <style:table-column-properties fo:break-before="auto" style:column-width="2.1689in"/>
    </style:style>
    <style:style style:name="co97" style:family="table-column">
      <style:table-column-properties fo:break-before="auto" style:column-width="1.1547in"/>
    </style:style>
    <style:style style:name="co98" style:family="table-column">
      <style:table-column-properties fo:break-before="auto" style:column-width="1.4925in"/>
    </style:style>
    <style:style style:name="co99" style:family="table-column">
      <style:table-column-properties fo:break-before="auto" style:column-width="2.1445in"/>
    </style:style>
    <style:style style:name="co100" style:family="table-column">
      <style:table-column-properties fo:break-before="auto" style:column-width="1.4264in"/>
    </style:style>
    <style:style style:name="co101" style:family="table-column">
      <style:table-column-properties fo:break-before="auto" style:column-width="1.6in"/>
    </style:style>
    <style:style style:name="co102" style:family="table-column">
      <style:table-column-properties fo:break-before="auto" style:column-width="1.2701in"/>
    </style:style>
    <style:style style:name="co103" style:family="table-column">
      <style:table-column-properties fo:break-before="auto" style:column-width="1.822in"/>
    </style:style>
    <style:style style:name="co104" style:family="table-column">
      <style:table-column-properties fo:break-before="auto" style:column-width="1.162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011424">
      <style:table-properties table:display="true" style:writing-mode="lr-tb"/>
    </style:style>
    <style:style style:name="ta2" style:family="table" style:master-page-name="PageStyle_5f_012224">
      <style:table-properties table:display="true" style:writing-mode="lr-tb"/>
    </style:style>
    <style:style style:name="ta3" style:family="table" style:master-page-name="PageStyle_5f_012524">
      <style:table-properties table:display="true" style:writing-mode="lr-tb"/>
    </style:style>
    <style:style style:name="ta4" style:family="table" style:master-page-name="PageStyle_5f_020424">
      <style:table-properties table:display="true" style:writing-mode="lr-tb"/>
    </style:style>
    <style:style style:name="ta5" style:family="table" style:master-page-name="PageStyle_5f_030324">
      <style:table-properties table:display="true" style:writing-mode="lr-tb"/>
    </style:style>
    <style:style style:name="ta6" style:family="table" style:master-page-name="PageStyle_5f_032524">
      <style:table-properties table:display="true" style:writing-mode="lr-tb"/>
    </style:style>
    <style:style style:name="ta7" style:family="table" style:master-page-name="PageStyle_5f_061624">
      <style:table-properties table:display="true" style:writing-mode="lr-tb"/>
    </style:style>
    <style:style style:name="ta8" style:family="table" style:master-page-name="PageStyle_5f_092824">
      <style:table-properties table:display="true" style:writing-mode="lr-tb"/>
    </style:style>
    <style:style style:name="ta9" style:family="table" style:master-page-name="PageStyle_5f_101224">
      <style:table-properties table:display="true" style:writing-mode="lr-tb"/>
    </style:style>
    <style:style style:name="ta10" style:family="table" style:master-page-name="PageStyle_5f_121124">
      <style:table-properties table:display="true" style:writing-mode="lr-tb"/>
    </style:style>
    <style:style style:name="ta11" style:family="table" style:master-page-name="PageStyle_5f_020625">
      <style:table-properties table:display="true" style:writing-mode="lr-tb"/>
    </style:style>
    <style:style style:name="ta12" style:family="table" style:master-page-name="PageStyle_5f_020725">
      <style:table-properties table:display="true" style:writing-mode="lr-tb"/>
    </style:style>
    <style:style style:name="ta13" style:family="table" style:master-page-name="PageStyle_5f_021825">
      <style:table-properties table:display="true" style:writing-mode="lr-tb"/>
    </style:style>
    <style:style style:name="ta14" style:family="table" style:master-page-name="PageStyle_5f_022225">
      <style:table-properties table:display="true" style:writing-mode="lr-tb"/>
    </style:style>
    <style:style style:name="ta15" style:family="table" style:master-page-name="PageStyle_5f_042625">
      <style:table-properties table:display="true" style:writing-mode="lr-tb"/>
    </style:style>
    <style:style style:name="ta16" style:family="table" style:master-page-name="PageStyle_5f_042725">
      <style:table-properties table:display="true" style:writing-mode="lr-tb"/>
    </style:style>
    <style:style style:name="ta17" style:family="table" style:master-page-name="PageStyle_5f_050225">
      <style:table-properties table:display="true" style:writing-mode="lr-tb"/>
    </style:style>
    <style:style style:name="ta18" style:family="table" style:master-page-name="PageStyle_5f_050325">
      <style:table-properties table:display="true" style:writing-mode="lr-tb"/>
    </style:style>
    <style:style style:name="ta19" style:family="table" style:master-page-name="PageStyle_5f_051725">
      <style:table-properties table:display="true" style:writing-mode="lr-tb"/>
    </style:style>
    <style:style style:name="ta20" style:family="table" style:master-page-name="PageStyle_5f_052725">
      <style:table-properties table:display="true" style:writing-mode="lr-tb"/>
    </style:style>
    <style:style style:name="ta21" style:family="table" style:master-page-name="PageStyle_5f_072325">
      <style:table-properties table:display="true" style:writing-mode="lr-tb"/>
    </style:style>
    <style:style style:name="ta22" style:family="table" style:master-page-name="PageStyle_5f_072525">
      <style:table-properties table:display="true" style:writing-mode="lr-tb"/>
    </style:style>
    <style:style style:name="ta23" style:family="table" style:master-page-name="PageStyle_5f_Curr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cell-protect="protected" style:print-content="true" style:rotation-align="none"/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142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table:style-name="ce9"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table:style-name="ce9"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7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12224" table:style-name="ta2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6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12524" table:style-name="ta3">
        <table:table-column table:style-name="co1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5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20424" table:style-name="ta4">
        <table:table-column table:style-name="co47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7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30324" table:style-name="ta5">
        <table:table-column table:style-name="co47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6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32524" table:style-name="ta6">
        <table:table-column table:style-name="co47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5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61624" table:style-name="ta7">
        <table:table-column table:style-name="co47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8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92824" table:style-name="ta8">
        <table:table-column table:style-name="co47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7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101224" table:style-name="ta9">
        <table:table-column table:style-name="co47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7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121124" table:style-name="ta10">
        <table:table-column table:style-name="co47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6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20625" table:style-name="ta11">
        <table:table-column table:style-name="co47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8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20725" table:style-name="ta12">
        <table:table-column table:style-name="co48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7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21825" table:style-name="ta13">
        <table:table-column table:style-name="co49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6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22225" table:style-name="ta14">
        <table:table-column table:style-name="co49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5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42625" table:style-name="ta15">
        <table:table-column table:style-name="co49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9"/>
        </table:table-row>
        <table:table-row table:style-name="ro2" table:number-rows-repeated="1048555">
          <table:table-cell table:number-columns-repeated="55"/>
          <table:table-cell table:style-name="ce11" table:number-columns-repeated="16329"/>
        </table:table-row>
        <table:table-row table:style-name="ro2">
          <table:table-cell table:number-columns-repeated="55"/>
          <table:table-cell table:style-name="ce11" table:number-columns-repeated="16329"/>
        </table:table-row>
      </table:table>
      <table:table table:name="042725" table:style-name="ta16">
        <table:table-column table:style-name="co49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50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1" table:default-cell-style-name="ce11"/>
        <table:table-column table:style-name="co47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51" table:default-cell-style-name="ce11"/>
        <table:table-column table:style-name="co30" table:default-cell-style-name="ce11"/>
        <table:table-column table:style-name="co36" table:default-cell-style-name="ce11"/>
        <table:table-column table:style-name="co51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2" table:number-rows-repeated="1048554">
          <table:table-cell table:number-columns-repeated="58"/>
          <table:table-cell table:style-name="ce11" table:number-columns-repeated="16326"/>
        </table:table-row>
        <table:table-row table:style-name="ro2">
          <table:table-cell table:number-columns-repeated="58"/>
          <table:table-cell table:style-name="ce11" table:number-columns-repeated="16326"/>
        </table:table-row>
      </table:table>
      <table:table table:name="050225" table:style-name="ta17">
        <table:table-column table:style-name="co52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50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1" table:default-cell-style-name="ce11"/>
        <table:table-column table:style-name="co47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51" table:default-cell-style-name="ce11"/>
        <table:table-column table:style-name="co30" table:default-cell-style-name="ce11"/>
        <table:table-column table:style-name="co36" table:default-cell-style-name="ce11"/>
        <table:table-column table:style-name="co51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2" table:number-rows-repeated="1048553">
          <table:table-cell table:number-columns-repeated="58"/>
          <table:table-cell table:style-name="ce11" table:number-columns-repeated="16326"/>
        </table:table-row>
        <table:table-row table:style-name="ro2">
          <table:table-cell table:number-columns-repeated="58"/>
          <table:table-cell table:style-name="ce11" table:number-columns-repeated="16326"/>
        </table:table-row>
      </table:table>
      <table:table table:name="050325" table:style-name="ta18">
        <table:table-column table:style-name="co52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50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1" table:default-cell-style-name="ce11"/>
        <table:table-column table:style-name="co47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51" table:default-cell-style-name="ce11"/>
        <table:table-column table:style-name="co30" table:default-cell-style-name="ce11"/>
        <table:table-column table:style-name="co36" table:default-cell-style-name="ce11"/>
        <table:table-column table:style-name="co51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2" table:number-rows-repeated="1048552">
          <table:table-cell table:number-columns-repeated="58"/>
          <table:table-cell table:style-name="ce11" table:number-columns-repeated="16326"/>
        </table:table-row>
        <table:table-row table:style-name="ro2">
          <table:table-cell table:number-columns-repeated="58"/>
          <table:table-cell table:style-name="ce11" table:number-columns-repeated="16326"/>
        </table:table-row>
      </table:table>
      <table:table table:name="051725" table:style-name="ta19">
        <table:table-column table:style-name="co52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50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1" table:default-cell-style-name="ce11"/>
        <table:table-column table:style-name="co47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51" table:default-cell-style-name="ce11"/>
        <table:table-column table:style-name="co30" table:default-cell-style-name="ce11"/>
        <table:table-column table:style-name="co36" table:default-cell-style-name="ce11"/>
        <table:table-column table:style-name="co51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2" table:number-rows-repeated="1048556">
          <table:table-cell table:number-columns-repeated="58"/>
          <table:table-cell table:style-name="ce11" table:number-columns-repeated="16326"/>
        </table:table-row>
        <table:table-row table:style-name="ro2">
          <table:table-cell table:number-columns-repeated="58"/>
          <table:table-cell table:style-name="ce11" table:number-columns-repeated="16326"/>
        </table:table-row>
      </table:table>
      <table:table table:name="052725" table:style-name="ta20">
        <table:table-column table:style-name="co52" table:default-cell-style-name="ce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6" table:default-cell-style-name="ce11"/>
        <table:table-column table:style-name="co50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1" table:default-cell-style-name="ce11"/>
        <table:table-column table:style-name="co47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7" table:default-cell-style-name="ce11"/>
        <table:table-column table:style-name="co7" table:default-cell-style-name="ce11"/>
        <table:table-column table:style-name="co4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51" table:default-cell-style-name="ce11"/>
        <table:table-column table:style-name="co30" table:default-cell-style-name="ce11"/>
        <table:table-column table:style-name="co36" table:default-cell-style-name="ce11"/>
        <table:table-column table:style-name="co51" table:default-cell-style-name="ce11"/>
        <table:table-column table:style-name="co32" table:default-cell-style-name="ce11"/>
        <table:table-column table:style-name="co43" table:default-cell-style-name="ce11"/>
        <table:table-column table:style-name="co44" table:default-cell-style-name="ce11"/>
        <table:table-column table:style-name="co5" table:default-cell-style-name="ce11"/>
        <table:table-column table:style-name="co39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2" table:number-rows-repeated="1048556">
          <table:table-cell table:number-columns-repeated="58"/>
          <table:table-cell table:style-name="ce11" table:number-columns-repeated="16326"/>
        </table:table-row>
        <table:table-row table:style-name="ro2">
          <table:table-cell table:number-columns-repeated="58"/>
          <table:table-cell table:style-name="ce11" table:number-columns-repeated="16326"/>
        </table:table-row>
      </table:table>
      <table:table table:name="072325" table:style-name="ta21">
        <table:table-column table:style-name="co53" table:default-cell-style-name="ce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66" table:default-cell-style-name="ce11"/>
        <table:table-column table:style-name="co28" table:default-cell-style-name="ce11"/>
        <table:table-column table:style-name="co70" table:default-cell-style-name="ce11"/>
        <table:table-column table:style-name="co71" table:default-cell-style-name="ce11"/>
        <table:table-column table:style-name="co72" table:default-cell-style-name="ce11"/>
        <table:table-column table:style-name="co73" table:default-cell-style-name="ce11"/>
        <table:table-column table:style-name="co74" table:default-cell-style-name="ce11"/>
        <table:table-column table:style-name="co75" table:default-cell-style-name="ce11"/>
        <table:table-column table:style-name="co76" table:default-cell-style-name="ce11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82" table:default-cell-style-name="ce11"/>
        <table:table-column table:style-name="co83" table:default-cell-style-name="ce11"/>
        <table:table-column table:style-name="co84" table:default-cell-style-name="ce11"/>
        <table:table-column table:style-name="co85" table:default-cell-style-name="ce11"/>
        <table:table-column table:style-name="co53" table:default-cell-style-name="ce11"/>
        <table:table-column table:style-name="co86" table:default-cell-style-name="ce11"/>
        <table:table-column table:style-name="co87" table:default-cell-style-name="ce11"/>
        <table:table-column table:style-name="co88" table:default-cell-style-name="ce11"/>
        <table:table-column table:style-name="co89" table:default-cell-style-name="ce11"/>
        <table:table-column table:style-name="co59" table:default-cell-style-name="ce11"/>
        <table:table-column table:style-name="co90" table:default-cell-style-name="ce11"/>
        <table:table-column table:style-name="co91" table:default-cell-style-name="ce11"/>
        <table:table-column table:style-name="co63" table:default-cell-style-name="ce11"/>
        <table:table-column table:style-name="co92" table:default-cell-style-name="ce11"/>
        <table:table-column table:style-name="co93" table:default-cell-style-name="ce11"/>
        <table:table-column table:style-name="co94" table:default-cell-style-name="ce11"/>
        <table:table-column table:style-name="co95" table:default-cell-style-name="ce11"/>
        <table:table-column table:style-name="co96" table:default-cell-style-name="ce11"/>
        <table:table-column table:style-name="co97" table:default-cell-style-name="ce11"/>
        <table:table-column table:style-name="co98" table:default-cell-style-name="ce11"/>
        <table:table-column table:style-name="co99" table:default-cell-style-name="ce11"/>
        <table:table-column table:style-name="co100" table:default-cell-style-name="ce11"/>
        <table:table-column table:style-name="co101" table:default-cell-style-name="ce11"/>
        <table:table-column table:style-name="co69" table:default-cell-style-name="ce11"/>
        <table:table-column table:style-name="co102" table:default-cell-style-name="ce11"/>
        <table:table-column table:style-name="co103" table:default-cell-style-name="ce11"/>
        <table:table-column table:style-name="co104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3" table:number-rows-repeated="1048556">
          <table:table-cell table:number-columns-repeated="58"/>
          <table:table-cell table:style-name="ce11" table:number-columns-repeated="16326"/>
        </table:table-row>
        <table:table-row table:style-name="ro3">
          <table:table-cell table:number-columns-repeated="58"/>
          <table:table-cell table:style-name="ce11" table:number-columns-repeated="16326"/>
        </table:table-row>
      </table:table>
      <table:table table:name="072525" table:style-name="ta22">
        <table:table-column table:style-name="co53" table:default-cell-style-name="ce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66" table:default-cell-style-name="ce11"/>
        <table:table-column table:style-name="co28" table:default-cell-style-name="ce11"/>
        <table:table-column table:style-name="co70" table:default-cell-style-name="ce11"/>
        <table:table-column table:style-name="co71" table:default-cell-style-name="ce11"/>
        <table:table-column table:style-name="co72" table:default-cell-style-name="ce11"/>
        <table:table-column table:style-name="co73" table:default-cell-style-name="ce11"/>
        <table:table-column table:style-name="co74" table:default-cell-style-name="ce11"/>
        <table:table-column table:style-name="co75" table:default-cell-style-name="ce11"/>
        <table:table-column table:style-name="co76" table:default-cell-style-name="ce11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82" table:default-cell-style-name="ce11"/>
        <table:table-column table:style-name="co83" table:default-cell-style-name="ce11"/>
        <table:table-column table:style-name="co84" table:default-cell-style-name="ce11"/>
        <table:table-column table:style-name="co85" table:default-cell-style-name="ce11"/>
        <table:table-column table:style-name="co53" table:default-cell-style-name="ce11"/>
        <table:table-column table:style-name="co86" table:default-cell-style-name="ce11"/>
        <table:table-column table:style-name="co87" table:default-cell-style-name="ce11"/>
        <table:table-column table:style-name="co88" table:default-cell-style-name="ce11"/>
        <table:table-column table:style-name="co89" table:default-cell-style-name="ce11"/>
        <table:table-column table:style-name="co59" table:default-cell-style-name="ce11"/>
        <table:table-column table:style-name="co90" table:default-cell-style-name="ce11"/>
        <table:table-column table:style-name="co91" table:default-cell-style-name="ce11"/>
        <table:table-column table:style-name="co63" table:default-cell-style-name="ce11"/>
        <table:table-column table:style-name="co92" table:default-cell-style-name="ce11"/>
        <table:table-column table:style-name="co93" table:default-cell-style-name="ce11"/>
        <table:table-column table:style-name="co94" table:default-cell-style-name="ce11"/>
        <table:table-column table:style-name="co95" table:default-cell-style-name="ce11"/>
        <table:table-column table:style-name="co96" table:default-cell-style-name="ce11"/>
        <table:table-column table:style-name="co97" table:default-cell-style-name="ce11"/>
        <table:table-column table:style-name="co98" table:default-cell-style-name="ce11"/>
        <table:table-column table:style-name="co99" table:default-cell-style-name="ce11"/>
        <table:table-column table:style-name="co100" table:default-cell-style-name="ce11"/>
        <table:table-column table:style-name="co101" table:default-cell-style-name="ce11"/>
        <table:table-column table:style-name="co69" table:default-cell-style-name="ce11"/>
        <table:table-column table:style-name="co102" table:default-cell-style-name="ce11"/>
        <table:table-column table:style-name="co103" table:default-cell-style-name="ce11"/>
        <table:table-column table:style-name="co104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3" table:number-rows-repeated="1048555">
          <table:table-cell table:number-columns-repeated="58"/>
          <table:table-cell table:style-name="ce11" table:number-columns-repeated="16326"/>
        </table:table-row>
        <table:table-row table:style-name="ro3">
          <table:table-cell table:number-columns-repeated="58"/>
          <table:table-cell table:style-name="ce11" table:number-columns-repeated="16326"/>
        </table:table-row>
      </table:table>
      <table:table table:name="092125" table:style-name="ta23">
        <table:table-column table:style-name="co53" table:default-cell-style-name="ce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66" table:default-cell-style-name="ce11"/>
        <table:table-column table:style-name="co28" table:default-cell-style-name="ce11"/>
        <table:table-column table:style-name="co70" table:default-cell-style-name="ce11"/>
        <table:table-column table:style-name="co71" table:default-cell-style-name="ce11"/>
        <table:table-column table:style-name="co72" table:default-cell-style-name="ce11"/>
        <table:table-column table:style-name="co73" table:default-cell-style-name="ce11"/>
        <table:table-column table:style-name="co74" table:default-cell-style-name="ce11"/>
        <table:table-column table:style-name="co75" table:default-cell-style-name="ce11"/>
        <table:table-column table:style-name="co76" table:default-cell-style-name="ce11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82" table:default-cell-style-name="ce11"/>
        <table:table-column table:style-name="co83" table:default-cell-style-name="ce11"/>
        <table:table-column table:style-name="co84" table:default-cell-style-name="ce11"/>
        <table:table-column table:style-name="co85" table:default-cell-style-name="ce11"/>
        <table:table-column table:style-name="co53" table:default-cell-style-name="ce11"/>
        <table:table-column table:style-name="co86" table:default-cell-style-name="ce11"/>
        <table:table-column table:style-name="co87" table:default-cell-style-name="ce11"/>
        <table:table-column table:style-name="co88" table:default-cell-style-name="ce11"/>
        <table:table-column table:style-name="co89" table:default-cell-style-name="ce11"/>
        <table:table-column table:style-name="co59" table:default-cell-style-name="ce11"/>
        <table:table-column table:style-name="co90" table:default-cell-style-name="ce11"/>
        <table:table-column table:style-name="co91" table:default-cell-style-name="ce11"/>
        <table:table-column table:style-name="co63" table:default-cell-style-name="ce11"/>
        <table:table-column table:style-name="co92" table:default-cell-style-name="ce11"/>
        <table:table-column table:style-name="co93" table:default-cell-style-name="ce11"/>
        <table:table-column table:style-name="co94" table:default-cell-style-name="ce11"/>
        <table:table-column table:style-name="co95" table:default-cell-style-name="ce11"/>
        <table:table-column table:style-name="co96" table:default-cell-style-name="ce11"/>
        <table:table-column table:style-name="co97" table:default-cell-style-name="ce11"/>
        <table:table-column table:style-name="co98" table:default-cell-style-name="ce11"/>
        <table:table-column table:style-name="co99" table:default-cell-style-name="ce11"/>
        <table:table-column table:style-name="co100" table:default-cell-style-name="ce11"/>
        <table:table-column table:style-name="co101" table:default-cell-style-name="ce11"/>
        <table:table-column table:style-name="co69" table:default-cell-style-name="ce11"/>
        <table:table-column table:style-name="co102" table:default-cell-style-name="ce11"/>
        <table:table-column table:style-name="co103" table:default-cell-style-name="ce11"/>
        <table:table-column table:style-name="co104" table:default-cell-style-name="ce11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11" table:number-columns-repeated="16326"/>
        </table:table-row>
        <table:table-row table:style-name="ro3" table:number-rows-repeated="1048554">
          <table:table-cell table:number-columns-repeated="58"/>
          <table:table-cell table:style-name="ce11" table:number-columns-repeated="16326"/>
        </table:table-row>
        <table:table-row table:style-name="ro3">
          <table:table-cell table:number-columns-repeated="58"/>
          <table:table-cell table:style-name="ce11" table:number-columns-repeated="16326"/>
        </table:table-row>
      </table:table>
      <table:table table:name="Current" table:style-name="ta23">
        <office:forms form:automatic-focus="false" form:apply-design-mode="false"/>
        <table:table-column table:style-name="co53" table:default-cell-style-name="ce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63" table:default-cell-style-name="ce11"/>
        <table:table-column table:style-name="co64" table:default-cell-style-name="ce11"/>
        <table:table-column table:style-name="co65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66" table:default-cell-style-name="ce11"/>
        <table:table-column table:style-name="co28" table:default-cell-style-name="ce11"/>
        <table:table-column table:style-name="co70" table:default-cell-style-name="ce11"/>
        <table:table-column table:style-name="co71" table:default-cell-style-name="ce11"/>
        <table:table-column table:style-name="co72" table:default-cell-style-name="ce11"/>
        <table:table-column table:style-name="co73" table:default-cell-style-name="ce11"/>
        <table:table-column table:style-name="co74" table:default-cell-style-name="ce11"/>
        <table:table-column table:style-name="co75" table:default-cell-style-name="ce11"/>
        <table:table-column table:style-name="co76" table:default-cell-style-name="ce11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82" table:default-cell-style-name="ce11"/>
        <table:table-column table:style-name="co83" table:default-cell-style-name="ce11"/>
        <table:table-column table:style-name="co84" table:default-cell-style-name="ce11"/>
        <table:table-column table:style-name="co85" table:default-cell-style-name="ce11"/>
        <table:table-column table:style-name="co53" table:default-cell-style-name="ce11"/>
        <table:table-column table:style-name="co86" table:default-cell-style-name="ce11"/>
        <table:table-column table:style-name="co87" table:default-cell-style-name="ce11"/>
        <table:table-column table:style-name="co88" table:default-cell-style-name="ce11"/>
        <table:table-column table:style-name="co89" table:default-cell-style-name="ce11"/>
        <table:table-column table:style-name="co59" table:default-cell-style-name="ce11"/>
        <table:table-column table:style-name="co90" table:default-cell-style-name="ce11"/>
        <table:table-column table:style-name="co91" table:default-cell-style-name="ce11"/>
        <table:table-column table:style-name="co63" table:default-cell-style-name="ce11"/>
        <table:table-column table:style-name="co92" table:default-cell-style-name="ce11"/>
        <table:table-column table:style-name="co93" table:default-cell-style-name="ce11"/>
        <table:table-column table:style-name="co94" table:default-cell-style-name="ce11"/>
        <table:table-column table:style-name="co95" table:default-cell-style-name="ce11"/>
        <table:table-column table:style-name="co96" table:default-cell-style-name="ce11"/>
        <table:table-column table:style-name="co97" table:default-cell-style-name="ce11"/>
        <table:table-column table:style-name="co98" table:default-cell-style-name="ce11"/>
        <table:table-column table:style-name="co99" table:default-cell-style-name="ce11"/>
        <table:table-column table:style-name="co100" table:default-cell-style-name="ce11"/>
        <table:table-column table:style-name="co101" table:default-cell-style-name="ce11"/>
        <table:table-column table:style-name="co69" table:default-cell-style-name="ce11"/>
        <table:table-column table:style-name="co102" table:default-cell-style-name="ce11"/>
        <table:table-column table:style-name="co103" table:default-cell-style-name="ce11"/>
        <table:table-column table:style-name="co104" table:default-cell-style-name="ce11"/>
        <table:table-column table:style-name="co46" table:number-columns-repeated="16326" table:default-cell-style-name="Default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16326"/>
        </table:table-row>
        <table:table-row table:style-name="ro3" table:number-rows-repeated="104855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Table1" table:target-range-address="'042725'.A1:'042725'.BF21" table:display-filter-buttons="true"/>
        <table:database-range table:name="Table10" table:target-range-address="'061624'.A1:'061624'.BC17" table:display-filter-buttons="true"/>
        <table:database-range table:name="Table11" table:target-range-address="'032524'.A1:'032524'.BC20" table:display-filter-buttons="true"/>
        <table:database-range table:name="Table118" table:target-range-address="'050225'.A1:'050225'.BF22" table:display-filter-buttons="true"/>
        <table:database-range table:name="Table11820" table:target-range-address="'050325'.A1:'050325'.BF23" table:display-filter-buttons="true"/>
        <table:database-range table:name="Table1182019" table:target-range-address="'051725'.A1:'051725'.BF19" table:display-filter-buttons="true"/>
        <table:database-range table:name="Table118201921" table:target-range-address="'052725'.A1:'052725'.BF19" table:display-filter-buttons="true"/>
        <table:database-range table:name="Table11820192122" table:target-range-address="'072325'.A1:'072325'.BF19" table:display-filter-buttons="true"/>
        <table:database-range table:name="Table12" table:target-range-address="'030324'.A1:'030324'.BC19" table:display-filter-buttons="true"/>
        <table:database-range table:name="Table13" table:target-range-address="'020424'.A1:'020424'.BC18" table:display-filter-buttons="true"/>
        <table:database-range table:name="Table14" table:target-range-address="'012524'.A1:'012524'.BC20" table:display-filter-buttons="true"/>
        <table:database-range table:name="Table15" table:target-range-address="'012224'.A1:'012224'.BC19" table:display-filter-buttons="true"/>
        <table:database-range table:name="Table16" table:target-range-address="'011424'.A1:'011424'.BC18" table:display-filter-buttons="true"/>
        <table:database-range table:name="Table17" table:target-range-address="'072525'.A1:'072525'.BF20" table:display-filter-buttons="true"/>
        <table:database-range table:name="Table18" table:target-range-address="'092125'.A1:'092125'.BF21" table:display-filter-buttons="true"/>
        <table:database-range table:name="Table18_2" table:target-range-address="Current.A1:Current.BF21" table:display-filter-buttons="true"/>
        <table:database-range table:name="Table2" table:target-range-address="'042625'.A1:'042625'.BC20" table:display-filter-buttons="true"/>
        <table:database-range table:name="Table3" table:target-range-address="'022225'.A1:'022225'.BC20" table:display-filter-buttons="true"/>
        <table:database-range table:name="Table4" table:target-range-address="'021825'.A1:'021825'.BC19" table:display-filter-buttons="true"/>
        <table:database-range table:name="Table5" table:target-range-address="'020725'.A1:'020725'.BC18" table:display-filter-buttons="true"/>
        <table:database-range table:name="Table6" table:target-range-address="'020625'.A1:'020625'.BC17" table:display-filter-buttons="true"/>
        <table:database-range table:name="Table7" table:target-range-address="'121124'.A1:'121124'.BC19" table:display-filter-buttons="true"/>
        <table:database-range table:name="Table8" table:target-range-address="'101224'.A1:'101224'.BC18" table:display-filter-buttons="true"/>
        <table:database-range table:name="Table9" table:target-range-address="'092824'.A1:'092824'.BC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7:06:00.29141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2225" style:display-name="PageStyle_022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224" style:display-name="PageStyle_012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725" style:display-name="PageStyle_04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1825" style:display-name="PageStyle_0218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325" style:display-name="PageStyle_072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2524" style:display-name="PageStyle_03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524" style:display-name="PageStyle_01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1424" style:display-name="PageStyle_011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0324" style:display-name="PageStyle_0303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2725" style:display-name="PageStyle_05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225" style:display-name="PageStyle_050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1124" style:display-name="PageStyle_1211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325" style:display-name="PageStyle_050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1224" style:display-name="PageStyle_101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525" style:display-name="PageStyle_0725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625" style:display-name="PageStyle_042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424" style:display-name="PageStyle_020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725" style:display-name="PageStyle_020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1624" style:display-name="PageStyle_0616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1725" style:display-name="PageStyle_051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625" style:display-name="PageStyle_020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2824" style:display-name="PageStyle_0928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en Simon</meta:initial-creator>
    <meta:editing-cycles>29</meta:editing-cycles>
    <meta:creation-date>2024-09-28T05:01:37</meta:creation-date>
    <dc:date>2025-09-21T17:07:41.642062600</dc:date>
    <meta:generator>LibreOffice/25.8.1.1$Windows_X86_64 LibreOffice_project/54047653041915e595ad4e45cccea684809c77b5</meta:generator>
    <meta:editing-duration>PT8M5S</meta:editing-duration>
    <meta:document-statistic meta:table-count="24" meta:cell-count="22867" meta:object-count="0"/>
  </office:meta>
</office:document-meta>
</file>